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1.946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1.459cm"/>
    </style:style>
    <style:style style:name="co8" style:family="table-column">
      <style:table-column-properties fo:break-before="auto" style:column-width="2.388cm"/>
    </style:style>
    <style:style style:name="co9" style:family="table-column">
      <style:table-column-properties fo:break-before="auto" style:column-width="0.868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00:00-2:59</text:p>
          </table:table-cell>
          <table:table-cell office:value-type="string">
            <text:p>3:00-5:59</text:p>
          </table:table-cell>
          <table:table-cell office:value-type="string">
            <text:p>6:00-8:59</text:p>
          </table:table-cell>
          <table:table-cell office:value-type="string">
            <text:p>9:00-11:59</text:p>
          </table:table-cell>
          <table:table-cell office:value-type="string">
            <text:p>12:00-14:59</text:p>
          </table:table-cell>
          <table:table-cell office:value-type="string">
            <text:p>15:00-17:59</text:p>
          </table:table-cell>
          <table:table-cell office:value-type="string">
            <text:p>18:00-20:59</text:p>
          </table:table-cell>
          <table:table-cell office:value-type="string">
            <text:p>21:00-23:59</text:p>
          </table:table-cell>
          <table:table-cell office:value-type="string">
            <text:p>Sin dato</text:p>
          </table:table-cell>
          <table:table-cell office:value-type="string">
            <text:p>Total General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69">
            <text:p>169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228">
            <text:p>228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">
      <number:number number:decimal-places="3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12/11/2019</text:date>, <text:time>19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9:57:54</dc:date>
    <dc:creator>Andrea Parra</dc:creator>
    <meta:document-statistic meta:table-count="1" meta:cell-count="3614" meta:object-count="0"/>
    <meta:generator>OpenOffice/4.1.6$Unix OpenOffice.org_project/416m1$Build-9790</meta:generator>
  </office:meta>
</office:document-meta>
</file>